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r Drupal Course Syllabus</text:p>
      <text:p text:style-name="Standard"><text:span text:style-name="T1">1. Introduction of Drupal</text:span></text:p>
      <text:p text:style-name="Standard">- Introduction of Drupal 8</text:p>
      <text:p text:style-name="Standard">- Comparison to other CMS( joomla, wordpress )</text:p>
      <text:p text:style-name="Standard">- Features of Drupal</text:p>
      <text:p text:style-name="Standard">- Drupal 8 installation</text:p>
      <text:p text:style-name="Standard">- Creating simple content : Basic Page and Article</text:p>
      <text:p text:style-name="Standard">- Drupal files introduction</text:p>
      <text:p text:style-name="Standard">- Admin Menu Module</text:p>
      <text:p text:style-name="Standard"/>
      <text:p text:style-name="Standard"><text:span text:style-name="T1">2. Content Type</text:span></text:p>
      <text:p text:style-name="Standard">- Understanding Content Type</text:p>
      <text:p text:style-name="Standard">- Creating Custom Content Type 'Products'</text:p>
      <text:p text:style-name="Standard">- Adding it's fields - title,body,image,model no, cost</text:p>
      <text:p text:style-name="Standard">- Understanding Taxonomy (vocabulary, terms)</text:p>
      <text:p text:style-name="Standard">- Creating vocabulary : category,color</text:p>
      <text:p text:style-name="Standard">- Adding some terms</text:p>
      <text:p text:style-name="Standard">- Call these vocabulary to content type 'products'</text:p>
      <text:p text:style-name="Standard">- Blocks &amp; Region</text:p>
      <text:p text:style-name="Standard">- Declaring custom home page of basic page</text:p>
      <text:p text:style-name="Standard">- Create new Image style</text:p>
      <text:p text:style-name="Standard"/>
      <text:p text:style-name="Standard"><text:span text:style-name="T1">3. Users, Roles, Permissions</text:span></text:p>
      <text:p text:style-name="Standard">- Understanding Roles &amp; Permission</text:p>
      <text:p text:style-name="Standard">- User account registration system</text:p>
      <text:p text:style-name="Standard">- Adding new fields on user register form</text:p>
      <text:p text:style-name="Standard">- Adding new roles ,create user</text:p>
      <text:p text:style-name="Standard">- Assign some permission to the role</text:p>
      <text:p text:style-name="Standard"/>
      <text:p text:style-name="Standard"><text:span text:style-name="T1">4. Views</text:span></text:p>
      <text:p text:style-name="Standard">- Understanding views, Entity, views page and block</text:p>
      <text:p text:style-name="Standard">- Latest Product Views</text:p>
      <text:p text:style-name="Standard">- Understanding Filter criteria and Contextual Filter</text:p>
      <text:p text:style-name="Standard">- Show only one category products using filter criteria</text:p>
      <text:p text:style-name="Standard">- Understanding Views Relationships</text:p>
      <text:p text:style-name="Standard">My Products views (show products of logged in user's only)</text:p>
      <text:p text:style-name="Standard"/>
      <text:p text:style-name="Standard"><text:span text:style-name="T1">5. Advance Views</text:span></text:p>
      <text:p text:style-name="Standard">- Category wise Product Listing Views</text:p>
      <text:p text:style-name="Standard">- Related Products Views</text:p>
      <text:p text:style-name="Standard">- Attachment view to display 1st products details with other title</text:p>
      <text:p text:style-name="Standard">- Views for search by category and color</text:p>
      <text:p text:style-name="Standard">- Views header, footer, pagination, ajax</text:p>
      <text:p text:style-name="Standard"/>
      <text:p text:style-name="Standard"><text:span text:style-name="T1">6. Drupal 8 Template Theming</text:span></text:p>
      <text:p text:style-name="Standard">- Theming section n Drupal</text:p>
      <text:p text:style-name="Standard">Template Theming (HTML to Drupal template)</text:p>
      <text:p text:style-name="Standard">Views Theming</text:p>
      <text:p text:style-name="Standard">Node Theming</text:p>
      <text:p text:style-name="Standard">Block Theming</text:p>
      <text:p text:style-name="Standard">- Theme Files Introduction</text:p>
      <text:p text:style-name="Standard">THEME_NAME.info.yml ,THEME_NAME.libraries.yml ,</text:p>
      <text:p text:style-name="Standard"><text:soft-page-break/>THEME_NAME.theme ,yourtheme.breakpoints.yml</text:p>
      <text:p text:style-name="Standard">- Regions</text:p>
      <text:p text:style-name="Standard">- About Twig template engine</text:p>
      <text:p text:style-name="Standard">- Twig Syntax</text:p>
      <text:p text:style-name="Standard">- HTML template to Drupal 8 Theme Development</text:p>
      <text:p text:style-name="Standard">- Getting any HTML template</text:p>
      <text:p text:style-name="Standard">- Creating new custom Drupal 8 theme</text:p>
      <text:p text:style-name="Standard"/>
      <text:p text:style-name="Standard"><text:span text:style-name="T1">7. Other Theming</text:span></text:p>
      <text:p text:style-name="Standard">- Views Theming</text:p>
      <text:p text:style-name="Standard">- Node Theming</text:p>
      <text:p text:style-name="Standard">- Block Theming</text:p>
      <text:p text:style-name="Standard"/>
      <text:p text:style-name="Standard"><text:span text:style-name="T1">8. Drupal 8 Module Development part 1</text:span></text:p>
      <text:p text:style-name="Standard">- Custom module folder structure</text:p>
      <text:p text:style-name="Standard">- Register a module</text:p>
      <text:p text:style-name="Standard">- Routing , Define path</text:p>
      <text:p text:style-name="Standard">- Create a basic controller - Create menu links</text:p>
      <text:p text:style-name="Standard">- Create Form</text:p>
      <text:p text:style-name="Standard"/>
      <text:p text:style-name="Standard"><text:span text:style-name="T1">9. Drupal 8 Module Development part 2</text:span></text:p>
      <text:p text:style-name="Standard">- Create custom block in module</text:p>
      <text:p text:style-name="Standard">- Adding a configuration form</text:p>
      <text:p text:style-name="Standard">- Drupal 8 forms</text:p>
      <text:p text:style-name="Standard">- Create simple form</text:p>
      <text:p text:style-name="Standard">- Validating form data</text:p>
      <text:p text:style-name="Standard">- form image upload</text:p>
      <text:p text:style-name="Standard">- use db_insert() ,db_update(), db_delete()</text:p>
      <text:p text:style-name="Standard"/>
      <text:p text:style-name="Standard"><text:span text:style-name="T1">10. Drupal 8 Module Development part 3</text:span></text:p>
      <text:p text:style-name="Standard">- list records from custom database table</text:p>
      <text:p text:style-name="Standard">- using pager on list page</text:p>
      <text:p text:style-name="Standard">- edit in form</text:p>
      <text:p text:style-name="Standard">- Create Blocks in module</text:p>
      <text:p text:style-name="Standard">- Block configuration</text:p>
      <text:p text:style-name="Standard">- Show uploaded image on custom bloc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1:16:52.537102330</meta:creation-date>
    <dc:date>2022-01-04T16:04:53.529608361</dc:date>
    <meta:editing-duration>PT2H16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9" meta:word-count="407" meta:character-count="2401" meta:non-whitespace-character-count="2073"/>
  </office:meta>
</office:document-meta>
</file>